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240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4.7098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00b8ff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shrink-to-fit="true"/>
    </style:style>
    <style:style style:name="ce5" style:family="table-cell" style:parent-style-name="Default">
      <style:table-cell-properties fo:border-bottom="0.06pt solid #000000" fo:background-color="#00b8ff" fo:border-left="none" fo:border-right="none" style:shrink-to-fit="true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XKM_ESP32_battery_management_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table:style-name="ce1" office:value-type="string" calcext:value-type="string">
            <text:p>KXKM – ESP32 Battery management board</text:p>
          </table:table-cell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6"/>
        </table:table-row>
        <table:table-row table:style-name="ro2">
          <table:table-cell table:style-name="ce2" office:value-type="string" calcext:value-type="string">
            <text:p>V3.0 – 09/2021</text:p>
          </table:table-cell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6"/>
        </table:table-row>
        <table:table-row table:style-name="ro2" table:number-rows-repeated="2">
          <table:table-cell table:number-columns-repeated="4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6"/>
        </table:table-row>
        <table:table-row table:style-name="ro2"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Package</text:p>
          </table:table-cell>
          <table:table-cell table:style-name="ce5" office:value-type="string" calcext:value-type="string">
            <text:p>Link CN</text:p>
          </table:table-cell>
          <table:table-cell table:style-name="ce3" office:value-type="string" calcext:value-type="string">
            <text:p>Price (Qty 100)</text:p>
          </table:table-cell>
          <table:table-cell table:style-name="ce5" office:value-type="string" calcext:value-type="string">
            <text:p>Link Farnell</text:p>
          </table:table-cell>
          <table:table-cell table:style-name="ce3" office:value-type="string" calcext:value-type="string">
            <text:p>Price</text:p>
          </table:table-cell>
          <table:table-cell table:style-name="ce5" office:value-type="string" calcext:value-type="string">
            <text:p>Link RS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Link Mouser</text:p>
          </table:table-cell>
          <table:table-cell table:style-name="ce3" office:value-type="string" calcext:value-type="string">
            <text:p>Commande productio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Link DGK</text:p>
          </table:table-cell>
          <table:table-cell table:style-name="ce3" office:value-type="string" calcext:value-type="string">
            <text:p>Price</text:p>
          </table:table-cell>
        </table:table-row>
        <table:table-row table:style-name="ro2">
          <table:table-cell office:value-type="string" calcext:value-type="string">
            <text:p>R38,R36,R34,R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_0603_1608Metri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37,R35,R3,R4,R5,R6,R20,R19,R18,R17,R11,R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_1608Metri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3</text:p>
          </table:table-cell>
          <table:table-cell office:value-type="string" calcext:value-type="string">
            <text:p>SW_DIP_SPSTx03_Piano_CTS_Series194-3MSTN_W7.62mm_P2.54mm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PinHeader_1x02_P2.54mm_Vertical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0603_1608Metri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28,R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_0603_1608Metri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15,D1,D12,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4148WT</text:p>
          </table:table-cell>
          <table:table-cell office:value-type="string" calcext:value-type="string">
            <text:p>D_SOD-52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14,D13,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ner/3V/300mW</text:p>
          </table:table-cell>
          <table:table-cell office:value-type="string" calcext:value-type="string">
            <text:p>D_SOD-32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11,C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603_1608Metri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-WROOM-32U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_0603_1608Metri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J7,J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SolderWirePad_1x03_P3.81mm_Drill1.2mm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Q6,Q5,Q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_DC_POL</text:p>
          </table:table-cell>
          <table:table-cell office:value-type="string" calcext:value-type="string">
            <text:p>DC_DC_Buck_module_22x17mm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30,R29,R14,R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_0603_1608Metri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J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USB_A_Femal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ID6,FID5,FID4,FID3,FID2,FID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_0.5mm_Mask1mm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,50V</text:p>
          </table:table-cell>
          <table:table-cell office:value-type="string" calcext:value-type="string">
            <text:p>CP_Elec_8x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6,D5,D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0603_1608Metri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9,C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0805_2012Metri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S50080-1TEA</text:p>
          </table:table-cell>
          <table:table-cell office:value-type="string" calcext:value-type="string">
            <text:p>TO-252-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_0603_1608Metri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C_0603_1608Metri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9,R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.6k/1%</text:p>
          </table:table-cell>
          <table:table-cell office:value-type="string" calcext:value-type="string">
            <text:p>R_0603_1608Metri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10,R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/1%</text:p>
          </table:table-cell>
          <table:table-cell office:value-type="string" calcext:value-type="string">
            <text:p>R_0603_1608Metri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J15,J14,J16,J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re pad</text:p>
          </table:table-cell>
          <table:table-cell office:value-type="string" calcext:value-type="string">
            <text:p>SolderWirePad_1x01_Drill2mm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Socket_1x04_P2.54mm_Vertical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PinSocket_2x10_P2.54mm_Vertical_SM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uH,1.5A</text:p>
          </table:table-cell>
          <table:table-cell office:value-type="string" calcext:value-type="string">
            <text:p>L_Taiyo-Yuden_NR-50xx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Q1,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847W</text:p>
          </table:table-cell>
          <table:table-cell office:value-type="string" calcext:value-type="string">
            <text:p>SOT-323_SC-7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23,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_1608Metri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24,R25,R26,R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_0603_1608Metri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22,R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/1%</text:p>
          </table:table-cell>
          <table:table-cell office:value-type="string" calcext:value-type="string">
            <text:p>R_0603_1608Metri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3,D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/100V</text:p>
          </table:table-cell>
          <table:table-cell office:value-type="string" calcext:value-type="string">
            <text:p>D_SM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W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3T</text:p>
          </table:table-cell>
          <table:table-cell office:value-type="string" calcext:value-type="string">
            <text:p>SW_SP3T_PCM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_SPST_KMR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2,C3,C7,C22,C23,C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0603_1608Metri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_0603_1608Metri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5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/50V</text:p>
          </table:table-cell>
          <table:table-cell office:value-type="string" calcext:value-type="string">
            <text:p>C_1206_3216Metri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_SWD</text:p>
          </table:table-cell>
          <table:table-cell office:value-type="string" calcext:value-type="string">
            <text:p>Tag-Connect_TC2030-IDC-NL_2x03_P1.27mm_Vertical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PinHeader_1x06_P2.54mm_Vertical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603_1608Metri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8,D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_0603_1608Metri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K1,MK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nting_Hole</text:p>
          </table:table-cell>
          <table:table-cell office:value-type="string" calcext:value-type="string">
            <text:p>MountingHole_3.2mm_M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3485CN</text:p>
          </table:table-cell>
          <table:table-cell office:value-type="string" calcext:value-type="string">
            <text:p>SOIC-8_3.9x4.9mm_P1.27mm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30F4Px</text:p>
          </table:table-cell>
          <table:table-cell office:value-type="string" calcext:value-type="string">
            <text:p>TSSOP-20_4.4x6.5mm_P0.65mm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6331T-E/CH</text:p>
          </table:table-cell>
          <table:table-cell office:value-type="string" calcext:value-type="string">
            <text:p>SOT-23-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_0603_1608Metri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k/1%</text:p>
          </table:table-cell>
          <table:table-cell office:value-type="string" calcext:value-type="string">
            <text:p>R_0603_1608Metri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J11,J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TestPoint_Pad_D1.5mm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PinHeader_1x03_P2.54mm_Vertical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A/30V</text:p>
          </table:table-cell>
          <table:table-cell office:value-type="string" calcext:value-type="string">
            <text:p>Fuse_1812_4532Metri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_Tactile_SPST_Angled_PTS645Vx58-2LFS_horiz_pads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13:18:13.7413724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0.4$Linux_X86_64 LibreOffice_project/20$Build-4</meta:generator>
    <dc:date>2021-09-09T13:21:02.660845942</dc:date>
    <meta:editing-duration>PT2M47S</meta:editing-duration>
    <meta:editing-cycles>4</meta:editing-cycles>
    <meta:document-statistic meta:table-count="1" meta:cell-count="229" meta:object-count="0"/>
  </office:meta>
</office:document-meta>
</file>